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B000001CCA2DBB2D2D967C37E.png" manifest:media-type="image/png"/>
  <manifest:file-entry manifest:full-path="Pictures/10000000000003200000025830C4863DFEA65F48.png" manifest:media-type="image/png"/>
  <manifest:file-entry manifest:full-path="Pictures/1000000000000A000000069DF7E9EDF2E430D2E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1.111cm, 3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1.998cm" svg:y="1.873cm" svg:width="20.07cm" svg:height="14.81cm" draw:z-index="0"><draw:image xlink:href="Pictures/1000000000000A000000069DF7E9EDF2E430D2E0.jpg" xlink:type="simple" xlink:show="embed" xlink:actuate="onLoad" draw:mime-type="image/jpeg"/></draw:frame><draw:frame draw:style-name="fr1" draw:name="Image2" text:anchor-type="char" svg:x="-1.757cm" svg:y="17.836cm" svg:width="11.084cm" svg:height="8.313cm" draw:z-index="2"><draw:image xlink:href="Pictures/10000000000003200000025830C4863DFEA65F48.png" xlink:type="simple" xlink:show="embed" xlink:actuate="onLoad" draw:mime-type="image/png"/></draw:frame><draw:frame draw:style-name="fr1" draw:name="Image3" text:anchor-type="char" svg:x="8.433cm" svg:y="18.336cm" svg:width="10.149cm" svg:height="6.837cm" draw:z-index="1"><draw:image xlink:href="Pictures/10000001000002AB000001CCA2DBB2D2D967C3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</meta:initial-creator>
    <meta:creation-date>2023-08-07T17:08:18.665328309</meta:creation-date>
    <meta:printed-by>Paul</meta:printed-by>
    <meta:print-date>2023-08-07T17:12:39.144641079</meta:print-date>
    <dc:date>2023-08-07T17:13:15.385746148</dc:date>
    <dc:creator>Paul</dc:creator>
    <meta:editing-duration>PT4M5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